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545" officeooo:paragraph-rsid="000f7545"/>
    </style:style>
    <style:style style:name="P2" style:family="paragraph" style:parent-style-name="Standard">
      <style:text-properties officeooo:rsid="000f7545" officeooo:paragraph-rsid="00101bff"/>
    </style:style>
    <style:style style:name="P3" style:family="paragraph" style:parent-style-name="Standard">
      <style:text-properties officeooo:rsid="000f7545" officeooo:paragraph-rsid="00111c69"/>
    </style:style>
    <style:style style:name="P4" style:family="paragraph" style:parent-style-name="Standard">
      <style:text-properties officeooo:rsid="000f7545" officeooo:paragraph-rsid="00146010"/>
    </style:style>
    <style:style style:name="P5" style:family="paragraph" style:parent-style-name="Standard">
      <style:text-properties officeooo:rsid="000f7545" officeooo:paragraph-rsid="00173f14"/>
    </style:style>
    <style:style style:name="P6" style:family="paragraph" style:parent-style-name="Standard">
      <style:text-properties officeooo:rsid="000f7545" officeooo:paragraph-rsid="001920ce"/>
    </style:style>
    <style:style style:name="P7" style:family="paragraph" style:parent-style-name="Standard">
      <style:text-properties officeooo:rsid="000f7545" officeooo:paragraph-rsid="0022a842"/>
    </style:style>
    <style:style style:name="P8" style:family="paragraph" style:parent-style-name="Standard">
      <style:text-properties officeooo:rsid="000f7545" officeooo:paragraph-rsid="0026f722"/>
    </style:style>
    <style:style style:name="P9" style:family="paragraph" style:parent-style-name="Standard" style:list-style-name="L1">
      <style:text-properties officeooo:paragraph-rsid="0024c45f"/>
    </style:style>
    <style:style style:name="P10" style:family="paragraph" style:parent-style-name="Standard" style:list-style-name="L1">
      <style:text-properties officeooo:rsid="002354fe" officeooo:paragraph-rsid="002354fe"/>
    </style:style>
    <style:style style:name="P11" style:family="paragraph" style:parent-style-name="Standard">
      <style:text-properties officeooo:rsid="002354fe" officeooo:paragraph-rsid="002354fe"/>
    </style:style>
    <style:style style:name="P12" style:family="paragraph" style:parent-style-name="Standard">
      <style:text-properties officeooo:paragraph-rsid="0024c45f"/>
    </style:style>
    <style:style style:name="P13" style:family="paragraph" style:parent-style-name="Standard">
      <style:paragraph-properties fo:text-align="start" style:justify-single-word="false"/>
      <style:text-properties officeooo:paragraph-rsid="0024c45f"/>
    </style:style>
    <style:style style:name="P14" style:family="paragraph" style:parent-style-name="Standard">
      <style:text-properties officeooo:rsid="0026f722" officeooo:paragraph-rsid="002ae656"/>
    </style:style>
    <style:style style:name="P15" style:family="paragraph" style:parent-style-name="Standard">
      <style:text-properties officeooo:rsid="002ae656" officeooo:paragraph-rsid="002ae656"/>
    </style:style>
    <style:style style:name="P16" style:family="paragraph" style:parent-style-name="Standard">
      <style:text-properties officeooo:rsid="002e06d7" officeooo:paragraph-rsid="0030640a"/>
    </style:style>
    <style:style style:name="P17" style:family="paragraph" style:parent-style-name="Standard">
      <style:text-properties officeooo:rsid="0030640a" officeooo:paragraph-rsid="0030640a"/>
    </style:style>
    <style:style style:name="P18" style:family="paragraph" style:parent-style-name="Standard">
      <style:text-properties officeooo:rsid="0030640a" officeooo:paragraph-rsid="003d68e3"/>
    </style:style>
    <style:style style:name="P19" style:family="paragraph" style:parent-style-name="Standard">
      <style:text-properties officeooo:rsid="003d68e3" officeooo:paragraph-rsid="003d68e3"/>
    </style:style>
    <style:style style:name="P20" style:family="paragraph" style:parent-style-name="Standard">
      <style:text-properties officeooo:rsid="003d68e3" officeooo:paragraph-rsid="004423fc"/>
    </style:style>
    <style:style style:name="P21" style:family="paragraph" style:parent-style-name="Standard">
      <style:text-properties officeooo:rsid="003d68e3" officeooo:paragraph-rsid="006bffff"/>
    </style:style>
    <style:style style:name="P22" style:family="paragraph" style:parent-style-name="Standard">
      <style:text-properties officeooo:rsid="0044e753" officeooo:paragraph-rsid="00458f78"/>
    </style:style>
    <style:style style:name="P23" style:family="paragraph" style:parent-style-name="Standard">
      <style:text-properties officeooo:rsid="00458f78" officeooo:paragraph-rsid="0049340e"/>
    </style:style>
    <style:style style:name="P24" style:family="paragraph" style:parent-style-name="Standard">
      <style:text-properties officeooo:rsid="0049340e" officeooo:paragraph-rsid="0049340e"/>
    </style:style>
    <style:style style:name="P25" style:family="paragraph" style:parent-style-name="Standard">
      <style:text-properties officeooo:rsid="0049340e" officeooo:paragraph-rsid="00627718"/>
    </style:style>
    <style:style style:name="P26" style:family="paragraph" style:parent-style-name="Standard">
      <style:text-properties officeooo:rsid="0049340e" officeooo:paragraph-rsid="006b5629"/>
    </style:style>
    <style:style style:name="P27" style:family="paragraph" style:parent-style-name="Standard">
      <style:text-properties officeooo:rsid="0049340e" officeooo:paragraph-rsid="00787820"/>
    </style:style>
    <style:style style:name="P28" style:family="paragraph" style:parent-style-name="Standard">
      <style:text-properties officeooo:rsid="00577bed" officeooo:paragraph-rsid="00577bed"/>
    </style:style>
    <style:style style:name="P29" style:family="paragraph" style:parent-style-name="Standard">
      <style:text-properties officeooo:rsid="00577bed" officeooo:paragraph-rsid="00627718"/>
    </style:style>
    <style:style style:name="P30" style:family="paragraph" style:parent-style-name="Standard">
      <style:text-properties officeooo:rsid="00593f18" officeooo:paragraph-rsid="00593f18"/>
    </style:style>
    <style:style style:name="P31" style:family="paragraph" style:parent-style-name="Standard">
      <style:text-properties officeooo:rsid="00593f18" officeooo:paragraph-rsid="00627718"/>
    </style:style>
    <style:style style:name="P32" style:family="paragraph" style:parent-style-name="Standard">
      <style:text-properties officeooo:rsid="00627718" officeooo:paragraph-rsid="00627718"/>
    </style:style>
    <style:style style:name="P33" style:family="paragraph" style:parent-style-name="Standard">
      <style:text-properties officeooo:rsid="00627718" officeooo:paragraph-rsid="00787820"/>
    </style:style>
    <style:style style:name="P34" style:family="paragraph" style:parent-style-name="Standard">
      <style:text-properties officeooo:rsid="0064ee32" officeooo:paragraph-rsid="0064ee32"/>
    </style:style>
    <style:style style:name="P35" style:family="paragraph" style:parent-style-name="Standard">
      <style:text-properties officeooo:rsid="0064ee32" officeooo:paragraph-rsid="0065f9ee"/>
    </style:style>
    <style:style style:name="P36" style:family="paragraph" style:parent-style-name="Standard">
      <style:text-properties officeooo:rsid="0064ee32" officeooo:paragraph-rsid="006b5629"/>
    </style:style>
    <style:style style:name="P37" style:family="paragraph" style:parent-style-name="Standard">
      <style:text-properties officeooo:rsid="0065f9ee" officeooo:paragraph-rsid="0065f9ee"/>
    </style:style>
    <style:style style:name="P38" style:family="paragraph" style:parent-style-name="Standard">
      <style:text-properties officeooo:rsid="0065f9ee" officeooo:paragraph-rsid="007a6512"/>
    </style:style>
    <style:style style:name="P39" style:family="paragraph" style:parent-style-name="Standard">
      <style:text-properties officeooo:rsid="00682223" officeooo:paragraph-rsid="00682223"/>
    </style:style>
    <style:style style:name="P40" style:family="paragraph" style:parent-style-name="Standard">
      <style:text-properties officeooo:rsid="00682223" officeooo:paragraph-rsid="007a6512"/>
    </style:style>
    <style:style style:name="P41" style:family="paragraph" style:parent-style-name="Standard">
      <style:text-properties officeooo:rsid="006a33c4" officeooo:paragraph-rsid="006a33c4"/>
    </style:style>
    <style:style style:name="P42" style:family="paragraph" style:parent-style-name="Standard">
      <style:text-properties officeooo:rsid="006a33c4" officeooo:paragraph-rsid="0075c202"/>
    </style:style>
    <style:style style:name="P43" style:family="paragraph" style:parent-style-name="Standard">
      <style:text-properties officeooo:rsid="006a33c4" officeooo:paragraph-rsid="007a6512"/>
    </style:style>
    <style:style style:name="P44" style:family="paragraph" style:parent-style-name="Standard">
      <style:text-properties officeooo:rsid="006b5629" officeooo:paragraph-rsid="006bffff"/>
    </style:style>
    <style:style style:name="P45" style:family="paragraph" style:parent-style-name="Standard">
      <style:text-properties officeooo:rsid="006bffff" officeooo:paragraph-rsid="006bffff"/>
    </style:style>
    <style:style style:name="P46" style:family="paragraph" style:parent-style-name="Standard">
      <style:text-properties officeooo:rsid="006fde81" officeooo:paragraph-rsid="006fde81"/>
    </style:style>
    <style:style style:name="P47" style:family="paragraph" style:parent-style-name="Standard">
      <style:text-properties officeooo:rsid="006fde81" officeooo:paragraph-rsid="00744f0e"/>
    </style:style>
    <style:style style:name="P48" style:family="paragraph" style:parent-style-name="Standard">
      <style:text-properties officeooo:rsid="00744f0e" officeooo:paragraph-rsid="00744f0e"/>
    </style:style>
    <style:style style:name="T1" style:family="text">
      <style:text-properties officeooo:rsid="000f7545"/>
    </style:style>
    <style:style style:name="T2" style:family="text">
      <style:text-properties officeooo:rsid="00101bff"/>
    </style:style>
    <style:style style:name="T3" style:family="text">
      <style:text-properties officeooo:rsid="00111c69"/>
    </style:style>
    <style:style style:name="T4" style:family="text">
      <style:text-properties officeooo:rsid="001385af"/>
    </style:style>
    <style:style style:name="T5" style:family="text">
      <style:text-properties officeooo:rsid="00146010"/>
    </style:style>
    <style:style style:name="T6" style:family="text">
      <style:text-properties officeooo:rsid="001920ce"/>
    </style:style>
    <style:style style:name="T7" style:family="text">
      <style:text-properties officeooo:rsid="001ced1a"/>
    </style:style>
    <style:style style:name="T8" style:family="text">
      <style:text-properties officeooo:rsid="0022a842"/>
    </style:style>
    <style:style style:name="T9" style:family="text">
      <style:text-properties officeooo:rsid="002354fe"/>
    </style:style>
    <style:style style:name="T10" style:family="text">
      <style:text-properties officeooo:rsid="0024c45f"/>
    </style:style>
    <style:style style:name="T11" style:family="text">
      <style:text-properties officeooo:rsid="002ae656"/>
    </style:style>
    <style:style style:name="T12" style:family="text">
      <style:text-properties officeooo:rsid="0030640a"/>
    </style:style>
    <style:style style:name="T13" style:family="text">
      <style:text-properties officeooo:rsid="00365828"/>
    </style:style>
    <style:style style:name="T14" style:family="text">
      <style:text-properties officeooo:rsid="003838c5"/>
    </style:style>
    <style:style style:name="T15" style:family="text">
      <style:text-properties officeooo:rsid="003d68e3"/>
    </style:style>
    <style:style style:name="T16" style:family="text">
      <style:text-properties officeooo:rsid="003fb557"/>
    </style:style>
    <style:style style:name="T17" style:family="text">
      <style:text-properties officeooo:rsid="004423fc"/>
    </style:style>
    <style:style style:name="T18" style:family="text">
      <style:text-properties officeooo:rsid="00458f78"/>
    </style:style>
    <style:style style:name="T19" style:family="text">
      <style:text-properties officeooo:rsid="0049340e"/>
    </style:style>
    <style:style style:name="T20" style:family="text">
      <style:text-properties officeooo:rsid="004a65de"/>
    </style:style>
    <style:style style:name="T21" style:family="text">
      <style:text-properties officeooo:rsid="00593f18"/>
    </style:style>
    <style:style style:name="T22" style:family="text">
      <style:text-properties officeooo:rsid="005d335b"/>
    </style:style>
    <style:style style:name="T23" style:family="text">
      <style:text-properties officeooo:rsid="0064ee32"/>
    </style:style>
    <style:style style:name="T24" style:family="text">
      <style:text-properties officeooo:rsid="0065f9ee"/>
    </style:style>
    <style:style style:name="T25" style:family="text">
      <style:text-properties officeooo:rsid="006a33c4"/>
    </style:style>
    <style:style style:name="T26" style:family="text">
      <style:text-properties officeooo:rsid="006b5629"/>
    </style:style>
    <style:style style:name="T27" style:family="text">
      <style:text-properties officeooo:rsid="006ba8b8"/>
    </style:style>
    <style:style style:name="T28" style:family="text">
      <style:text-properties officeooo:rsid="006fde81"/>
    </style:style>
    <style:style style:name="T29" style:family="text">
      <style:text-properties officeooo:rsid="0071aa99"/>
    </style:style>
    <style:style style:name="T30" style:family="text">
      <style:text-properties officeooo:rsid="0072d9e6"/>
    </style:style>
    <style:style style:name="T31" style:family="text">
      <style:text-properties officeooo:rsid="0075c202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What is JavaScript ?</text:p>
      <text:p text:style-name="P2"><text:tab/>-- JS is a lightweight, interpreted, object-oriented language with first-class functions,<text:line-break/><text:tab/> <text:s text:c="3"/>and is best known as the scripting language for Web Pages, but it’s used in many<text:line-break/><text:tab/> <text:s text:c="3"/>non-browser environments as well.<text:line-break/>Courtsey : <text:a xlink:type="simple" xlink:href="https://developer.mozilla.org/en-US/docs/Web/JavaScript/About_JavaScript" text:style-name="Internet_20_link" text:visited-style-name="Visited_20_Internet_20_Link">https://developer.mozilla.org/en-US/docs/Web/JavaScript/About_JavaScript</text:a> <text:line-break/><text:line-break/>Some buzzwords here :<text:line-break/> <text:line-break/>lightweight : easy to implement and small memory footprint<text:line-break/>interpreted : No compilation. Instructions executed directly<text:line-break/>object-oriented : Modeled around objects<text:line-break/>first-class functions : Functions as values<text:line-break/>scripting language : Instructions written for a runtime environment <text:s/><text:line-break/><text:line-break/>2) Why learn JS ?<text:line-break/><text:tab/><text:span text:style-name="T2">Client side Web Development<text:line-break/><text:tab/><text:tab/>- Native JS<text:line-break/><text:tab/><text:tab/>- jQuery<text:line-break/><text:tab/><text:tab/>- Frameworks : Angular, React, Ember<text:line-break/><text:line-break/><text:tab/>Server side Development<text:line-break/><text:tab/><text:tab/>- Node JS<text:line-break/><text:tab/><text:tab/>- Express</text:span></text:p>
      <text:p text:style-name="P3"><text:span text:style-name="T2"><text:line-break/>Also for Browser Extensions, Desktop Applications, Mobile Applications, IoT Applications<text:line-break/></text:span><text:line-break/>3) History of JS Language <text:span text:style-name="T2">and What is ECMAScript ?? </text:span><text:line-break/><text:tab/><text:span text:style-name="T2">Hats Off to “ Brendan Eich ” :-) <text:line-break/></text:span><text:line-break/>4) <text:span text:style-name="T2">What is HTML DOM tree ?<text:line-break/><text:tab/>DOM : Documnet Object Model<text:line-break/>refer : </text:span><text:a xlink:type="simple" xlink:href="https://www.w3schools.com/js/js_htmldom.asp" text:style-name="Internet_20_link" text:visited-style-name="Visited_20_Internet_20_Link"><text:span text:style-name="T2">https://www.w3schools.com/js/js_htmldom.asp</text:span></text:a><text:span text:style-name="T2"> <text:line-break/><text:line-break/>5) <text:s/>How to setup development environment for JS ?<text:line-break/><text:tab/>Ohh, Thats too difficult !!<text:line-break/><text:tab/>:-) Install any modern web browser (eg. Mozilla Firefox)<text:line-break/>Mozilla Firefox : Developer Tools -&gt; ScratchPad and Toggle tools for Console<text:line-break/><text:line-break/>6) JavaScript Variables and Type System<text:line-break/>There is no predeclaration of type required in order to create a variable in JS.<text:line-break/>Just create variable :: “ var myName ; ”<text:line-break/>and assign any type of value to it. <text:line-break/>Eg . a) myName = “Chandler Bing” ;<text:line-break/> <text:s text:c="7"/>b) myName = 313 ;</text:span></text:p>
      <text:p text:style-name="P8"><text:span text:style-name="T3">c) myName = false ;<text:line-break/><text:line-break/>And yes, JavaScript does not do Strong Typing. There is not type information associated with a variable. A Variable can hold any value at any point of time. This behaviour is called as Loose Typing or Weak Typing.</text:span></text:p>
      <text:p text:style-name="P8"/>
      <text:p text:style-name="P8"><text:span text:style-name="T3"><text:line-break/> <text:line-break/></text:span><text:soft-page-break/><text:span text:style-name="T3">- No Need to declare variable type<text:line-break/>- The same variable can be assigned values of different types.<text:line-break/>- No scoping information in variable declarations.<text:line-break/>- Variables and values can be “interrogated”</text:span></text:p>
      <text:p text:style-name="P5"><text:span text:style-name="T3"><text:tab/>-- typeof operator ( <text:s text:c="2"/>typeof&lt;value&gt; <text:s text:c="2"/>OR <text:s text:c="2"/>typeof&lt;variable&gt; )<text:line-break/><text:line-break/>7) Primitive types in JS<text:line-break/>Number :: Numbers in JS are “double-precision 64-bit format IEEE 754 values”<text:line-break/><text:tab/> <text:s text:c="5"/>(No Intergers ! All are floats !!)<text:line-break/><text:line-break/>String :: Sequence of Unicode characters (16-bit)<text:line-break/><text:tab/>(No Character-type! A character is just a String of length 1)<text:line-break/><text:line-break/>Boolean :: true or false<text:line-break/><text:line-break/>undefined :: <text:line-break/><text:tab/><text:tab/>eg.<text:tab/>Line 1 . .......<text:line-break/><text:tab/><text:tab/><text:tab/>Line 2. <text:s/>.......<text:line-break/><text:tab/><text:tab/><text:tab/>Line 3. <text:s/>var myNum ; <text:s/>// --&gt; Declaration<text:line-break/><text:tab/><text:tab/><text:tab/>Line 4 . .......<text:line-break/><text:tab/><text:tab/><text:tab/>Line 5. <text:s/>console.log(myNum) ; // --&gt; prints undefined<text:line-break/><text:tab/><text:tab/><text:tab/>Line 6. <text:s/>.......<text:line-break/><text:tab/><text:tab/><text:tab/>Line 7. myNum = 666; // --&gt; Definition<text:line-break/><text:tab/><text:tab/><text:tab/>Line 8. console.log(myNum) ; // --&gt; prints 666<text:line-break/>So undefined means no value/non-value is provided to a variable.<text:line-break/>(like you kept a section totally blank while Filling any form)<text:line-break/>Undefined -&gt; undefined is type system which conatins only one value which is undefined<text:line-break/><text:line-break/>null ::<text:line-break/>var myNum = null;<text:line-break/>console.log(myNum) ; //--&gt; prints null<text:line-break/>So null means empty value or non-value is provided to a variable. <text:line-break/>(like you provide “NotApplicable” to a section while Filling any form)<text:line-break/>Null -&gt; null is type system which conatins only one value which is null<text:line-break/>var a = null;<text:line-break/>console.log(typeof a) ; //--&gt; prints “object” //-&gt; A bug in JS :-) and still it persits.<text:line-break/><text:line-break/>8) Type Coercion in JS<text:line-break/>eg. <text:s/><text:line-break/>var a = 10 ; <text:line-break/>var b = “10”;</text:span></text:p>
      <text:p text:style-name="P5"><text:span text:style-name="T4">var c = a+b; // Automatic type Coercion</text:span></text:p>
      <text:p text:style-name="P8"><text:span text:style-name="T3">console.log(c) ; // --&gt; 1010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3"><text:line-break/><text:line-break/></text:span><text:soft-page-break/><text:span text:style-name="T3">9) = , == and === operators in JS<text:line-break/><text:tab/>Ex 1 ) var a = 10 ; // “=” operator for assignments.<text:line-break/><text:tab/>Ex 2 )<text:tab/>var a = 10;</text:span></text:p>
      <text:p text:style-name="P4"><text:span text:style-name="T5"><text:tab/><text:tab/>var b =</text:span><text:tab/> “<text:span text:style-name="T5">10</text:span>”;</text:p>
      <text:p text:style-name="P5"><text:tab/><text:tab/><text:span text:style-name="T5">if(a == b) { .. } <text:s/><text:line-break/><text:tab/>Here <text:s/>“==” operator returns true, it compares values after type Coercion, it does not check <text:tab/>the type of operand variables<text:line-break/><text:tab/><text:line-break/><text:tab/>Ex 3 )<text:line-break/><text:tab/><text:tab/>var a = 10;</text:span></text:p>
      <text:p text:style-name="P4"><text:tab/><text:tab/><text:span text:style-name="T5">var b = “10”;</text:span></text:p>
      <text:p text:style-name="P4"><text:tab/><text:tab/><text:span text:style-name="T5">var c = 10;</text:span></text:p>
      <text:p text:style-name="P6"><text:tab/><text:tab/><text:span text:style-name="T5">if(a === b) { .... } // “===” operator return false<text:line-break/><text:tab/><text:tab/>if(a === c) { .... } // “===” operator return true<text:line-break/><text:tab/>Here “===” operator compares the type and the value of the operand variables.<text:line-break/><text:line-break/>10 ) Type Coercion in if-else block<text:line-break/><text:tab/>var a ;<text:line-break/><text:tab/>a = XXXX;<text:line-break/><text:tab/>if(a) { ... }<text:line-break/><text:tab/>else { ... }<text:line-break/><text:line-break/><text:tab/>For Number ,0 (zero) is false and all other Non-Zero (-ve and +ve) are true.<text:line-break/><text:tab/>For String, “” Empty String is false and all other nonEmpty Strings are true.<text:line-break/><text:tab/>For Boolean, only two values true or false<text:line-break/><text:tab/>For undefined, always false<text:line-break/><text:tab/>For null, always false <text:line-break/><text:line-break/>11) Summary of Type Coercion<text:line-break/><text:tab/>-- JS is “flexible” with typing<text:line-break/><text:tab/>-- Values of all types have an asoociated Boolean value<text:line-break/><text:tab/>-- Always use === for precise checks (both value and type comparison)<text:line-break/><text:line-break/>12) JS an object-oriented programming language<text:line-break/><text:tab/>-- It is object-based, not class-based<text:line-break/><text:tab/>-- Object = Properties (as Data) + Methods (as Functionality)<text:line-break/><text:tab/>-- Object in JS behaves like Map i.e. key-value pair<text:line-break/><text:tab/><text:tab/>Map -&gt; Key-Value pair and <text:line-break/><text:tab/><text:tab/>Objects -&gt; PropertyName-PropertyValue pair<text:line-break/><text:tab/><text:tab/>eg.<text:line-break/><text:tab/><text:tab/>var myObj = {}; // Empty Object</text:span></text:p>
      <text:p text:style-name="P6"><text:span text:style-name="T5"><text:tab/><text:tab/>console.log(myObj); // -&gt; Object { <text:s/>} <text:line-break/><text:tab/><text:tab/>myObj.prop1 = 123; // dynamically adding property and its’ value<text:line-break/><text:tab/><text:tab/>myObj.prop2 = “Hello”;</text:span></text:p>
      <text:p text:style-name="P8"><text:span text:style-name="T5"><text:tab/><text:tab/>myObj.prop3 = true;<text:line-break/><text:tab/><text:tab/>myObj.prop4 = undefined ;<text:line-break/><text:tab/><text:tab/>myObj.prop5 = null;<text:line-break/><text:tab/><text:tab/>console.log(myObj); // -&gt; Object { prop1: 123, prop2: "Hello", prop3: true, <text:line-break/><text:tab/><text:tab/><text:tab/><text:tab/><text:tab/><text:tab/> <text:s text:c="9"/>prop4: undefined, prop5: null }</text:span></text:p>
      <text:p text:style-name="P8"/>
      <text:p text:style-name="P8"><text:soft-page-break/><text:span text:style-name="T5"><text:line-break/><text:tab/>-- The Object Literal<text:line-break/><text:tab/><text:tab/>var myObj = {</text:span></text:p>
      <text:p text:style-name="P6"><text:tab/><text:tab/><text:tab/>“<text:span text:style-name="T7">prop1</text:span>” : <text:span text:style-name="T7">111,<text:line-break/><text:tab/><text:tab/><text:tab/>“prop2” : “Hello JS”,<text:line-break/><text:tab/><text:tab/><text:tab/>“prop4” : true;<text:line-break/><text:tab/><text:tab/>};<text:line-break/><text:tab/>-- There is no accessor limitation. (no public/private/protected)</text:span></text:p>
      <text:p text:style-name="P7"><text:span text:style-name="T6"><text:tab/><text:tab/>(But still, there are ways to achieve this :-) )<text:line-break/><text:tab/>-- Accessing existing and nonExisting properties of an Object <text:line-break/><text:tab/><text:tab/>(eg. <text:s/>refer myObj from Object Literal)<text:line-break/><text:tab/><text:tab/>console.log(“The value of prop2 ” + myObj.prop2); // -&gt; Hello JS<text:line-break/><text:tab/><text:tab/>console.log(“The value of prop3 ” + myObj.prop3); //-&gt; undefined<text:line-break/><text:tab/><text:tab/>(JS do not throw any exception here)<text:line-break/>13) JavaScript Objects Characteristics :<text:line-break/><text:tab/>-- Free-form – not bound to class<text:line-break/><text:tab/>-- Object literal notation to create objects<text:line-break/><text:tab/>-- Object properties can be accessed directly<text:line-break/><text:tab/>-- New properties can be added on objects directly<text:line-break/><text:tab/>-- Objects can have methods<text:line-break/><text:line-break/>14) <text:s/>dot ( . ) notation and square bracket ( [ ] ) notation<text:line-break/><text:tab/>ex.<text:line-break/><text:tab/>var myObj = {</text:span></text:p>
      <text:p text:style-name="P7"><text:tab/><text:tab/><text:tab/>“<text:span text:style-name="T7">prop1</text:span>” : <text:span text:style-name="T7">111,<text:line-break/><text:tab/><text:tab/><text:tab/>“prop2” : “Hello JS”,<text:line-break/><text:tab/><text:tab/><text:tab/>“prop4” : true;<text:line-break/><text:tab/><text:tab/>};<text:line-break/><text:tab/>console.log(“Accessing property by dot notation :: ”+ myObj.prop1); //-&gt; 111<text:line-break/><text:tab/>console.log(“Accessing property by square bracket notation :: ”+ myObj[“prop1”] ); <text:s/>-&gt; 111<text:line-break/><text:tab/></text:span></text:p>
      <text:p text:style-name="P7"><text:span text:style-name="T8">-- Difference between dot and square bracket notation :</text:span></text:p>
      <text:list xml:id="list6057511881317223902" text:style-name="L1">
        <text:list-item>
          <text:p text:style-name="P9"><text:span text:style-name="T1">Wherever you can not use dot notation to access property, one should go with sqaure bracket notation.<text:line-break/> Use [] notation when ::<text:line-break/> a) Property name is reserved word / invalid identifier<text:line-break/> b) Property name starts with a number<text:line-break/> c) Property name is dynamic</text:span></text:p>
        </text:list-item>
      </text:list>
      <text:p text:style-name="P12"><text:span text:style-name="T10"><text:tab/>eg.<text:tab/><text:line-break/><text:tab/><text:tab/>var myObj = {</text:span></text:p>
      <text:p text:style-name="P13"><text:span text:style-name="T10"><text:tab/><text:tab/> <text:tab/> "prop1" : 123,</text:span></text:p>
      <text:p text:style-name="P13"><text:span text:style-name="T10"><text:tab/><text:tab/> <text:tab/> "prop2" : "Hello",</text:span></text:p>
      <text:p text:style-name="P13"><text:span text:style-name="T10"><text:tab/><text:tab/> <text:tab/> "prop3" : true,</text:span></text:p>
      <text:p text:style-name="P13"><text:span text:style-name="T10"><text:tab/><text:tab/> <text:tab/> "/" : "fwdSlash",</text:span></text:p>
      <text:p text:style-name="P13"><text:span text:style-name="T10"><text:tab/><text:tab/> <text:tab/> "1" : "one"</text:span></text:p>
      <text:p text:style-name="P13"><text:span text:style-name="T10"><text:tab/><text:tab/><text:tab/>};</text:span></text:p>
      <text:p text:style-name="P12"/>
      <text:p text:style-name="P12"><text:span text:style-name="T10"><text:tab/>//console.log(myObj./); --&gt; Syntax Error</text:span></text:p>
      <text:p text:style-name="P12"><text:span text:style-name="T10"><text:tab/>//console.log(myObj.1); --&gt; Syntax Error</text:span></text:p>
      <text:p text:style-name="P12"><text:tab/></text:p>
      <text:p text:style-name="P12"><text:span text:style-name="T10"><text:tab/>console.log(myObj["/"]); // --&gt; fwdSlash</text:span></text:p>
      <text:p text:style-name="P12"><text:span text:style-name="T10"><text:tab/>console.log(myObj["1"]); // --&gt; one</text:span></text:p>
      <text:p text:style-name="P12"><text:soft-page-break/><text:tab/></text:p>
      <text:p text:style-name="P12"><text:span text:style-name="T10"><text:tab/>var propertyName = "prop1" ; </text:span></text:p>
      <text:p text:style-name="P12"><text:span text:style-name="T10"><text:tab/>/*</text:span></text:p>
      <text:p text:style-name="P12"><text:span text:style-name="T10"><text:tab/>Supoose name of the property is coming dynamically from any function call or anything.</text:span></text:p>
      <text:p text:style-name="P12"><text:span text:style-name="T10"><text:tab/>Then you cannot use Dot notation and propertyName. You must use [] noatation.</text:span></text:p>
      <text:p text:style-name="P12"><text:span text:style-name="T10"><text:tab/>*/</text:span></text:p>
      <text:p text:style-name="P12"><text:span text:style-name="T10"><text:tab/>console.log(myObj.propertyName); // --&gt; undefined</text:span></text:p>
      <text:p text:style-name="P12"><text:span text:style-name="T10"><text:tab/>console.log(myObj[propertyName]); // --&gt; 123<text:line-break/></text:span></text:p>
      <text:list xml:id="list202738204894651" text:continue-numbering="true" text:style-name="L1">
        <text:list-item>
          <text:p text:style-name="P10">Runtime engine may not be able to optimize [] notation</text:p>
        </text:list-item>
        <text:list-item>
          <text:p text:style-name="P10">Dot and [] notation can be interchanged ..</text:p>
        </text:list-item>
      </text:list>
      <text:p text:style-name="P11"/>
      <text:p text:style-name="P14">15) <text:span text:style-name="T11">Nested Objects <text:s/>::</text:span></text:p>
      <text:p text:style-name="P14"><text:span text:style-name="T11">eg,<text:line-break/><text:line-break/>var outerObj = {</text:span></text:p>
      <text:p text:style-name="P15"><text:s text:c="2"/>"prop1" : 123,</text:p>
      <text:p text:style-name="P15"><text:s text:c="2"/>"prop2" : "Hello",</text:p>
      <text:p text:style-name="P15"><text:s text:c="2"/>"innerObj" : {</text:p>
      <text:p text:style-name="P15"><text:s text:c="4"/>"innerProp" : "Inner Property"</text:p>
      <text:p text:style-name="P15"><text:s text:c="2"/>}</text:p>
      <text:p text:style-name="P15">};</text:p>
      <text:p text:style-name="P15"/>
      <text:p text:style-name="P15">console.log(outerObj); // Object { prop1: 123, prop2: "Hello", innerObj: Object }</text:p>
      <text:p text:style-name="P15"/>
      <text:p text:style-name="P15">console.log(outerObj.innerObj); //Object { innerProp: "Inner Property" }</text:p>
      <text:p text:style-name="P15"/>
      <text:p text:style-name="P15">console.log(outerObj.innerObj.innerProp); //Inner Property</text:p>
      <text:p text:style-name="P15"/>
      <text:p text:style-name="P15">outerObj.innerObj.newInnerProp = "New inner prop";</text:p>
      <text:p text:style-name="P15"/>
      <text:p text:style-name="P15">console.log(outerObj.innerObj); <text:line-break/>// Object { innerProp: "Inner Property", newInnerProp: "New inner prop" }</text:p>
      <text:p text:style-name="P15"><text:line-break/>// <text:span text:style-name="T9">Dot and [] notation can be interchanged ..</text:span></text:p>
      <text:p text:style-name="P15">console.log(outerObj.innerObj.newInnerProp); //New inner prop</text:p>
      <text:p text:style-name="P15">console.log(outerObj["innerObj"].newInnerProp); //New inner prop</text:p>
      <text:p text:style-name="P15">console.log(outerObj["innerObj"]["newInnerProp"]); //New inner prop</text:p>
      <text:p text:style-name="P15">console.log(outerObj.innerObj["newInnerProp"]); //New inner prop</text:p>
      <text:p text:style-name="P17"/>
      <text:p text:style-name="P16">16) <text:span text:style-name="T12">The === operator with objects<text:line-break/>eg. var myObj = {</text:span></text:p>
      <text:p text:style-name="P17"><text:s/><text:tab/> "myProp1" : "Hello"</text:p>
      <text:p text:style-name="P17"><text:tab/>};</text:p>
      <text:p text:style-name="P17">var myObj2 ;</text:p>
      <text:p text:style-name="P17">myObj2 = myObj;</text:p>
      <text:p text:style-name="P17">console.log(myObj2.myProp1); // Hello</text:p>
      <text:p text:style-name="P17">if(myObj === myObj2)</text:p>
      <text:p text:style-name="P17">{</text:p>
      <text:p text:style-name="P17"><text:s text:c="3"/>console.log("Both the variables are pointing to "</text:p>
      <text:p text:style-name="P17"><text:s text:c="2"/>+"the same location of an object created on Browser memory heap"); // <text:span text:style-name="T14">JS</text:span> <text:span text:style-name="T13">excecutes this</text:span></text:p>
      <text:p text:style-name="P17">}</text:p>
      <text:p text:style-name="P18"><text:soft-page-break/>17) <text:span text:style-name="T15">undefined and null revisited for Objects and how to delete property of an object.<text:line-break/><text:line-break/>eg.<text:line-break/>var myStudent = {</text:span></text:p>
      <text:p text:style-name="P19"><text:s text:c="2"/>"name" : "King",</text:p>
      <text:p text:style-name="P19"><text:s text:c="2"/>"standard" : "5 th",</text:p>
      <text:p text:style-name="P19"><text:s text:c="2"/>"percent" : null</text:p>
      <text:p text:style-name="P19">};</text:p>
      <text:p text:style-name="P19"/>
      <text:p text:style-name="P19">console.log(myStudent.age); // undefined</text:p>
      <text:p text:style-name="P19">myStudent.age = undefined;</text:p>
      <text:p text:style-name="P19"/>
      <text:p text:style-name="P19">console.log(myStudent.percent); //null</text:p>
      <text:p text:style-name="P19"/>
      <text:p text:style-name="P19">console.log(myStudent) // Object { name: "King", standard: "5 th", percent: null, age: undefined }</text:p>
      <text:p text:style-name="P19"/>
      <text:p text:style-name="P19"/>
      <text:p text:style-name="P19">myStudent.age= 25;</text:p>
      <text:p text:style-name="P19"/>
      <text:p text:style-name="P19">console.log(myStudent) ;// Object { name: "King", standard: "5 th", percent: null, age: 25 }</text:p>
      <text:p text:style-name="P19"/>
      <text:p text:style-name="P19">//We have to delete "age" property.</text:p>
      <text:p text:style-name="P19">myStudent.age = undefined;</text:p>
      <text:p text:style-name="P19">console.log(myStudent) // Object { name: "King", standard: "5 th", percent: null, age: undefined }</text:p>
      <text:p text:style-name="P19">//eventhough you have assigned undefined to age property.</text:p>
      <text:p text:style-name="P19">//It is still there in Object, so to delete it from object. --&gt;</text:p>
      <text:p text:style-name="P19"/>
      <text:p text:style-name="P19">delete myStudent.age;</text:p>
      <text:p text:style-name="P19"/>
      <text:p text:style-name="P20">console.log(myStudent); //Object { name: "King", standard: "5 th", percent: null }<text:line-break/><text:line-break/>18) <text:span text:style-name="T16">Arrays :<text:line-break/><text:tab/>- Every JavaScript Array is an Object.</text:span></text:p>
      <text:p text:style-name="P21"><text:span text:style-name="T16"><text:tab/>- Array indexes are properties of Array object.<text:line-break/><text:tab/>- You can add value at any index and can access any index of an array<text:line-break/><text:tab/>- Length is (greatest index of array + 1)</text:span></text:p>
      <text:p text:style-name="P21"><text:span text:style-name="T16"><text:tab/>- Array is one of the JavaScripts’ <text:s/>in-built Objects<text:line-break/>eg.<text:line-break/>var myArray = [111, "Hello", true , 666];</text:span></text:p>
      <text:p text:style-name="P20"/>
      <text:p text:style-name="P20"><text:span text:style-name="T17">console.log(myArray);</text:span></text:p>
      <text:p text:style-name="P20"><text:span text:style-name="T17">//Array [ 111, "Hello", true, 666 ]</text:span></text:p>
      <text:p text:style-name="P20"><text:span text:style-name="T17">/*</text:span></text:p>
      <text:p text:style-name="P20"><text:span text:style-name="T17">Array[4]</text:span></text:p>
      <text:p text:style-name="P20"><text:span text:style-name="T17">0 : 111</text:span></text:p>
      <text:p text:style-name="P20"><text:span text:style-name="T17">1 : "Hello"</text:span></text:p>
      <text:p text:style-name="P20"><text:span text:style-name="T17">2 : true</text:span></text:p>
      <text:p text:style-name="P20"><text:span text:style-name="T17">3 : 666</text:span></text:p>
      <text:p text:style-name="P20"><text:span text:style-name="T17">length : 4</text:span></text:p>
      <text:p text:style-name="P20"><text:span text:style-name="T17">*/</text:span></text:p>
      <text:p text:style-name="P20"/>
      <text:p text:style-name="P20"/>
      <text:p text:style-name="P20"><text:soft-page-break/></text:p>
      <text:p text:style-name="P20"><text:span text:style-name="T17">console.log(myArray[10]); // undefined</text:span></text:p>
      <text:p text:style-name="P20"><text:span text:style-name="T17">//If you access invalid index of an array then you will not get any ArrayIndexOutOfBound Exception</text:span></text:p>
      <text:p text:style-name="P20"><text:span text:style-name="T17">//Rather you will get returned undefined value</text:span></text:p>
      <text:p text:style-name="P20"/>
      <text:p text:style-name="P20"><text:span text:style-name="T17">myArray[400] = "OMG";</text:span></text:p>
      <text:p text:style-name="P20"><text:span text:style-name="T17">console.log(myArray);</text:span></text:p>
      <text:p text:style-name="P20"><text:span text:style-name="T17">//Array [ 111, "Hello", true, 666, &lt;6 empty slots&gt;, 391 more… ]</text:span></text:p>
      <text:p text:style-name="P20"><text:span text:style-name="T17">/*</text:span></text:p>
      <text:p text:style-name="P20"><text:span text:style-name="T17">Array[401]</text:span></text:p>
      <text:p text:style-name="P20"><text:span text:style-name="T17">0 : 111</text:span></text:p>
      <text:p text:style-name="P20"><text:span text:style-name="T17">1 : "Hello"</text:span></text:p>
      <text:p text:style-name="P20"><text:span text:style-name="T17">2 : true</text:span></text:p>
      <text:p text:style-name="P20"><text:span text:style-name="T17">3 : 666</text:span></text:p>
      <text:p text:style-name="P20"><text:span text:style-name="T17">400 : "OMG"</text:span></text:p>
      <text:p text:style-name="P20"><text:span text:style-name="T17">length : 4</text:span></text:p>
      <text:p text:style-name="P20"><text:span text:style-name="T17">*/</text:span></text:p>
      <text:p text:style-name="P20"><text:span text:style-name="T17">// This means length is nothing but greatest index + 1<text:line-break/></text:span></text:p>
      <text:p text:style-name="P20"/>
      <text:p text:style-name="P22">19) <text:span text:style-name="T18">Secret Behind JavaScript Arrays : <text:line-break/>eg,<text:line-break/>var myArray = [111, "Hello", true , 666];</text:span></text:p>
      <text:p text:style-name="P22"><text:span text:style-name="T18">console.log(myArray);</text:span></text:p>
      <text:p text:style-name="P22"><text:span text:style-name="T18">//Array [ 111, "Hello", true, 666 ]</text:span></text:p>
      <text:p text:style-name="P22"><text:span text:style-name="T18">/*</text:span></text:p>
      <text:p text:style-name="P22"><text:span text:style-name="T18">Array[4]</text:span></text:p>
      <text:p text:style-name="P22"><text:span text:style-name="T18">0 : 111</text:span></text:p>
      <text:p text:style-name="P22"><text:span text:style-name="T18">1 : "Hello"</text:span></text:p>
      <text:p text:style-name="P22"><text:span text:style-name="T18">2 : true</text:span></text:p>
      <text:p text:style-name="P22"><text:span text:style-name="T18">3 : 666</text:span></text:p>
      <text:p text:style-name="P22"><text:span text:style-name="T18">length : 4</text:span></text:p>
      <text:p text:style-name="P22"><text:span text:style-name="T18">*/</text:span></text:p>
      <text:p text:style-name="P22"><text:span text:style-name="T18">console.log(myArray[10]); // undefined</text:span></text:p>
      <text:p text:style-name="P22"><text:span text:style-name="T18">//If you access invalid index of an array then you will not get any ArrayIndexOutOfBound Exception</text:span></text:p>
      <text:p text:style-name="P22"><text:span text:style-name="T18">//Rather you will get returned undefined value</text:span></text:p>
      <text:p text:style-name="P22"/>
      <text:p text:style-name="P22"><text:span text:style-name="T18">myArray[400] = "OMG";</text:span></text:p>
      <text:p text:style-name="P22"><text:span text:style-name="T18">console.log(myArray);</text:span></text:p>
      <text:p text:style-name="P22"><text:span text:style-name="T18">//Array [ 111, "Hello", true, 666, &lt;6 empty slots&gt;, 391 more… ]</text:span></text:p>
      <text:p text:style-name="P22"><text:span text:style-name="T18">/*</text:span></text:p>
      <text:p text:style-name="P22"><text:span text:style-name="T18">Array[401]</text:span></text:p>
      <text:p text:style-name="P22"><text:span text:style-name="T18">0 : 111</text:span></text:p>
      <text:p text:style-name="P22"><text:span text:style-name="T18">1 : "Hello"</text:span></text:p>
      <text:p text:style-name="P22"><text:span text:style-name="T18">2 : true</text:span></text:p>
      <text:p text:style-name="P22"><text:span text:style-name="T18">3 : 666</text:span></text:p>
      <text:p text:style-name="P22"><text:span text:style-name="T18">400 : "OMG"</text:span></text:p>
      <text:p text:style-name="P22"><text:span text:style-name="T18">length : 401</text:span></text:p>
      <text:p text:style-name="P22"><text:span text:style-name="T18">*/</text:span></text:p>
      <text:p text:style-name="P22"><text:span text:style-name="T18">// This means length is nothing but greatest index + 1</text:span></text:p>
      <text:p text:style-name="P22"><text:soft-page-break/></text:p>
      <text:p text:style-name="P22"><text:span text:style-name="T18">myArray["foo"] = "bar";</text:span></text:p>
      <text:p text:style-name="P22"><text:span text:style-name="T18">console.log(myArray.foo); // bar</text:span></text:p>
      <text:p text:style-name="P22"><text:span text:style-name="T18">console.log(myArray);</text:span></text:p>
      <text:p text:style-name="P22"><text:span text:style-name="T18">//Array [ 111, "Hello", true, 666, &lt;6 empty slots&gt;, 391 more… ]</text:span></text:p>
      <text:p text:style-name="P22"><text:span text:style-name="T18">/*</text:span></text:p>
      <text:p text:style-name="P22"><text:span text:style-name="T18">Array[401]</text:span></text:p>
      <text:p text:style-name="P22"><text:span text:style-name="T18">0 : 111</text:span></text:p>
      <text:p text:style-name="P22"><text:span text:style-name="T18">1 : "Hello"</text:span></text:p>
      <text:p text:style-name="P22"><text:span text:style-name="T18">2 : true</text:span></text:p>
      <text:p text:style-name="P22"><text:span text:style-name="T18">3 : 666</text:span></text:p>
      <text:p text:style-name="P22"><text:span text:style-name="T18">400 : "OMG"</text:span></text:p>
      <text:p text:style-name="P22"><text:span text:style-name="T18">foo : "bar"</text:span></text:p>
      <text:p text:style-name="P22"><text:span text:style-name="T18">length : 401</text:span></text:p>
      <text:p text:style-name="P22"><text:span text:style-name="T18">*/</text:span></text:p>
      <text:p text:style-name="P22"/>
      <text:p text:style-name="P22"><text:span text:style-name="T18">// This means you can add non-numerical property to an array, as it is an object that </text:span></text:p>
      <text:p text:style-name="P22"><text:span text:style-name="T18">// "foo" will sit in object but it will not affect length .</text:span></text:p>
      <text:p text:style-name="P22"><text:span text:style-name="T18">// length depends on numerical index</text:span></text:p>
      <text:p text:style-name="P22"/>
      <text:p text:style-name="P22"/>
      <text:p text:style-name="P22"><text:span text:style-name="T18">//Now Implicit Type Coercion of array indexes</text:span></text:p>
      <text:p text:style-name="P22"><text:span text:style-name="T18">console.log(myArray[0]); // 111 <text:s/>// ---&gt; Implicit Type Coercion </text:span></text:p>
      <text:p text:style-name="P22"><text:span text:style-name="T18">console.log(myArray["0"]); // 111</text:span> </text:p>
      <text:p text:style-name="P22"/>
      <text:p text:style-name="P46">20) Arrays Methods ::<text:line-break/>push,pop,shift,unshift,<text:span text:style-name="T30">forEach</text:span><text:line-break/><text:line-break/>eg. <text:span text:style-name="T30">#1 :</text:span><text:line-break/>var myArr = [10 , 20 , "Hello" , {}];</text:p>
      <text:p text:style-name="P46">console.log(myArr); // Array [ 10, 20, "Hello", Object ]</text:p>
      <text:p text:style-name="P46"/>
      <text:p text:style-name="P46">myArr.push(666); // inserts value at last index and returns updated length</text:p>
      <text:p text:style-name="P46">console.log(myArr); // Array [ 10, 20, "Hello", Object, 666 ]</text:p>
      <text:p text:style-name="P46"/>
      <text:p text:style-name="P46">myArr.pop(); // deletes value at last index and return the deleted value</text:p>
      <text:p text:style-name="P46">console.log(myArr); // Array [ 10, 20, "Hello", Object ]</text:p>
      <text:p text:style-name="P46"/>
      <text:p text:style-name="P46">myArr.shift();// deletes value at first index and return the deleted value</text:p>
      <text:p text:style-name="P46">console.log(myArr); // Array [ 20, "Hello", Object ]</text:p>
      <text:p text:style-name="P46"/>
      <text:p text:style-name="P46">myArr.unshift(313); // inserts value at first index and returns updated length</text:p>
      <text:p text:style-name="P47">console.log(myArr); // Array [ 313, 20, "Hello", Object ]<text:line-break/><text:line-break/><text:span text:style-name="T30">eg. #2 :<text:line-break/>var myArr = [10 , 20 , "Hello" , {}];</text:span></text:p>
      <text:p text:style-name="P48">myArr.forEach(function (item,index,array)</text:p>
      <text:p text:style-name="P48">{</text:p>
      <text:p text:style-name="P48"><text:tab/>console.log(array);</text:p>
      <text:p text:style-name="P48"><text:tab/>console.log(item+ " "+ index);</text:p>
      <text:p text:style-name="P48">});<text:line-break/><text:line-break/><text:soft-page-break/>OR<text:line-break/>var myArr = [313 , 20 , "Hello" , {}];</text:p>
      <text:p text:style-name="P48"/>
      <text:p text:style-name="P48">var myFunction = function (item,index,array)</text:p>
      <text:p text:style-name="P48">{</text:p>
      <text:p text:style-name="P48"><text:tab/>console.log(array);</text:p>
      <text:p text:style-name="P48"><text:tab/>console.log(item+ " "+ index);</text:p>
      <text:p text:style-name="P48">};</text:p>
      <text:p text:style-name="P48">myArr.forEach(myFunction);<text:line-break/></text:p>
      <text:p text:style-name="P22"/>
      <text:p text:style-name="P23">2<text:span text:style-name="T28">1</text:span>) <text:span text:style-name="T19">Wrapper Objects :<text:line-break/>String , Number, Boolean, Symbol<text:line-break/><text:line-break/>eg.<text:line-break/>var myString = "Hello JS";</text:span></text:p>
      <text:p text:style-name="P24"/>
      <text:p text:style-name="P24">console.log(myString.length); // 8</text:p>
      <text:p text:style-name="P24">console.log(myString); // Hello JS</text:p>
      <text:p text:style-name="P24"/>
      <text:p text:style-name="P24">//Here myString is primitive string type </text:p>
      <text:p text:style-name="P24">// but when we access length at that time JS converts myString to Wrapper String Object</text:p>
      <text:p text:style-name="P27">// Then it returns length and again convert to primitive string type<text:line-break/><text:line-break/></text:p>
      <text:p text:style-name="P27">2<text:span text:style-name="T29">2</text:span>) <text:span text:style-name="T20">Functions :<text:line-break/><text:tab/>-- Functions can be written in literal form (function inline)</text:span></text:p>
      <text:p text:style-name="P26"><text:span text:style-name="T20"><text:tab/>-- A function is a “value” that can be assigned to a variable</text:span></text:p>
      <text:p text:style-name="P26"><text:span text:style-name="T20"><text:tab/>-- can be called by passing in arguments</text:span></text:p>
      <text:p text:style-name="P26"><text:span text:style-name="T20"><text:tab/>-- Functions are Objects !</text:span></text:p>
      <text:p text:style-name="P26"><text:span text:style-name="T20"><text:tab/>-- Flexible argument count<text:line-break/><text:tab/>-- No function overloading<text:line-break/><text:tab/>-- Default arguments<text:line-break/><text:tab/>-- The “arguments” argument<text:line-break/></text:span></text:p>
      <text:p text:style-name="P44"><text:tab/>--JavaScript Function Declaration :<text:line-break/><text:tab/><text:tab/>-- <text:span text:style-name="T27">function add(num1 , num2 )</text:span></text:p>
      <text:p text:style-name="P45"><text:tab/><text:tab/>{</text:p>
      <text:p text:style-name="P45"><text:tab/><text:tab/><text:tab/> <text:s/>return num1 + num2;</text:p>
      <text:p text:style-name="P45"><text:tab/><text:tab/>}</text:p>
      <text:p text:style-name="P45"><text:tab/><text:tab/>var number = 1;</text:p>
      <text:p text:style-name="P45"><text:tab/><text:tab/>var result = add(number,number);</text:p>
      <text:p text:style-name="P45"><text:tab/><text:tab/>console.log(result);</text:p>
      <text:p text:style-name="P45"><text:tab/></text:p>
      <text:p text:style-name="P45"><text:tab/>-- JavaScipt Function Expression :<text:line-break/><text:tab/><text:tab/>-- <text:tab/>var addFunc = function add(num1 , num2 )</text:p>
      <text:p text:style-name="P45"><text:tab/><text:tab/><text:tab/><text:tab/><text:tab/>{</text:p>
      <text:p text:style-name="P45"><text:tab/><text:tab/><text:tab/><text:tab/><text:tab/><text:tab/> <text:s/>return num1 + num2;</text:p>
      <text:p text:style-name="P45"><text:tab/><text:tab/><text:tab/><text:tab/><text:tab/>}</text:p>
      <text:p text:style-name="P45"><text:tab/><text:tab/><text:tab/><text:tab/>var number = 2;</text:p>
      <text:p text:style-name="P45"><text:tab/><text:tab/><text:tab/><text:tab/>var result = addFunc(number,number);</text:p>
      <text:p text:style-name="P45"><text:tab/><text:tab/><text:tab/><text:tab/>console.log(result);</text:p>
      <text:p text:style-name="P45"><text:soft-page-break/><text:tab/></text:p>
      <text:p text:style-name="P45"><text:tab/>-- Anonymous Function Expression :<text:line-break/><text:tab/><text:tab/>-- <text:tab/>var addFunc = function(num1 , num2 )</text:p>
      <text:p text:style-name="P45"><text:tab/><text:tab/><text:tab/><text:tab/><text:tab/>{</text:p>
      <text:p text:style-name="P45"><text:tab/><text:tab/><text:tab/><text:tab/><text:tab/><text:tab/> <text:s/>return num1 + num2;</text:p>
      <text:p text:style-name="P45"><text:tab/><text:tab/><text:tab/><text:tab/><text:tab/>}</text:p>
      <text:p text:style-name="P45"><text:tab/><text:tab/><text:tab/><text:tab/>var number = 3;</text:p>
      <text:p text:style-name="P45"><text:tab/><text:tab/><text:tab/><text:tab/>var result = addFunc(number,number);</text:p>
      <text:p text:style-name="P45"><text:tab/><text:tab/><text:tab/><text:tab/>console.log(result);</text:p>
      <text:p text:style-name="P45"/>
      <text:p text:style-name="P45"><text:tab/>-- Function as Object Property :<text:line-break/><text:tab/><text:tab/>-- <text:tab/>var mathObj = {};</text:p>
      <text:p text:style-name="P45"><text:tab/><text:tab/><text:tab/>mathObj.add = function(num1 , num2 )</text:p>
      <text:p text:style-name="P45"><text:tab/><text:tab/><text:tab/><text:tab/><text:tab/>{</text:p>
      <text:p text:style-name="P45"><text:tab/><text:tab/><text:tab/><text:tab/><text:tab/><text:tab/> <text:s/>return num1 + num2;</text:p>
      <text:p text:style-name="P45"><text:tab/><text:tab/><text:tab/><text:tab/><text:tab/>}</text:p>
      <text:p text:style-name="P45"><text:tab/><text:tab/><text:tab/>var number = 4;</text:p>
      <text:p text:style-name="P45"><text:tab/><text:tab/><text:tab/>var result = mathObj.add(number,number);</text:p>
      <text:p text:style-name="P45"><text:tab/><text:tab/><text:tab/>console.log(result);</text:p>
      <text:p text:style-name="P26"><text:span text:style-name="T20"><text:line-break/>eg . <text:line-break/>// no need to use "var" keyword for function arguments</text:span></text:p>
      <text:p text:style-name="P28">function add(a, b)</text:p>
      <text:p text:style-name="P28">{</text:p>
      <text:p text:style-name="P28"><text:s text:c="2"/>console.log("The addition is "+ (a+b)); // this prints addtion and returns undefined</text:p>
      <text:p text:style-name="P28">};</text:p>
      <text:p text:style-name="P28"/>
      <text:p text:style-name="P28">function justCall()</text:p>
      <text:p text:style-name="P28">{</text:p>
      <text:p text:style-name="P28"><text:s text:c="2"/>return; // this return undefined</text:p>
      <text:p text:style-name="P28">}</text:p>
      <text:p text:style-name="P28"/>
      <text:p text:style-name="P28">function myFunc(name, age, language)</text:p>
      <text:p text:style-name="P28">{</text:p>
      <text:p text:style-name="P28"><text:s text:c="2"/>return "Hello "+name+". Your age : "+age+". "</text:p>
      <text:p text:style-name="P28"><text:s text:c="2"/>+ " Computer Language using: "+ language+" .";</text:p>
      <text:p text:style-name="P28">};</text:p>
      <text:p text:style-name="P28"/>
      <text:p text:style-name="P28">console.log(add(1,2)); // undefined</text:p>
      <text:p text:style-name="P28">console.log(justCall()); // undefined</text:p>
      <text:p text:style-name="P28"/>
      <text:p text:style-name="P28">var returnValue ; </text:p>
      <text:p text:style-name="P28"/>
      <text:p text:style-name="P28">returnValue = myFunc();</text:p>
      <text:p text:style-name="P28">console.log(returnValue); // Hello undefined. Your age : undefined. <text:s/>Computer Language using: undefined . </text:p>
      <text:p text:style-name="P28"/>
      <text:p text:style-name="P28">returnValue = myFunc("King");</text:p>
      <text:p text:style-name="P28">console.log(returnValue); // Hello King. Your age : undefined. <text:s/>Computer Language using: undefined .</text:p>
      <text:p text:style-name="P28"/>
      <text:p text:style-name="P28">returnValue = myFunc("King", 25);</text:p>
      <text:p text:style-name="P28"><text:soft-page-break/>console.log(returnValue); // Hello King. Your age : 25. <text:s/>Computer Language using: undefined .</text:p>
      <text:p text:style-name="P28"/>
      <text:p text:style-name="P28">returnValue = myFunc("King",25,"JavaScript");</text:p>
      <text:p text:style-name="P28">console.log(returnValue); // Hello King. Your age : 25. <text:s/>Computer Language using: JavaScript .</text:p>
      <text:p text:style-name="P28"/>
      <text:p text:style-name="P28">returnValue = myFunc("King",25,"JavaScript",123,"Hello");</text:p>
      <text:p text:style-name="P28">console.log(returnValue); // Hello King. Your age : 25. <text:s/>Computer Language using: JavaScript .</text:p>
      <text:p text:style-name="P28">//extra arguments are ignored</text:p>
      <text:p text:style-name="P28"/>
      <text:p text:style-name="P29">2<text:span text:style-name="T29">3</text:span>) <text:span text:style-name="T21">First-Class Functions ::</text:span></text:p>
      <text:p text:style-name="P29"/>
      <text:p text:style-name="P25"><text:span text:style-name="T20">remember the buzzword ??<text:line-break/>first-class functions : Functions as values</text:span></text:p>
      <text:p text:style-name="P29"><text:span text:style-name="T21"><text:line-break/>a) Function expressions :</text:span></text:p>
      <text:p text:style-name="P30">eg.<text:tab/>var f = function foo()</text:p>
      <text:p text:style-name="P30"><text:tab/>{</text:p>
      <text:p text:style-name="P30"><text:tab/> <text:s/>console.log("Hello"); </text:p>
      <text:p text:style-name="P30"><text:tab/>}; </text:p>
      <text:p text:style-name="P30"><text:tab/>// inline function expression as function declaration and </text:p>
      <text:p text:style-name="P30"><text:tab/>//assigned to a variable , which later used to call the foo function</text:p>
      <text:p text:style-name="P30"/>
      <text:p text:style-name="P30"><text:tab/>f(); // Hello</text:p>
      <text:p text:style-name="P30"/>
      <text:p text:style-name="P30">b) Ananymous Inline Function :<text:line-break/>eg.<text:line-break/>var f = function ()</text:p>
      <text:p text:style-name="P30">{</text:p>
      <text:p text:style-name="P30"><text:s text:c="2"/>console.log("Hello"); </text:p>
      <text:p text:style-name="P30">}; </text:p>
      <text:p text:style-name="P30">// inline function expression as function declaration and </text:p>
      <text:p text:style-name="P30">//assigned to a variable , which later used to call the anonymous function</text:p>
      <text:p text:style-name="P30"/>
      <text:p text:style-name="P30">f(); // Hello</text:p>
      <text:p text:style-name="P30"/>
      <text:p text:style-name="P30">f = 1; // <text:s/>the value of function is lost. ‘f’ no more pointing to anonymous function<text:line-break/>//Hence use it wisely</text:p>
      <text:p text:style-name="P30"/>
      <text:p text:style-name="P31">f(); // TypeError<text:line-break/><text:line-break/><text:line-break/><text:span text:style-name="T22">c) Function as Arguments :<text:line-break/>eg.<text:line-break/>var f = function(name){</text:span></text:p>
      <text:p text:style-name="P32"><text:s text:c="2"/>console.log("Hello "+name); </text:p>
      <text:p text:style-name="P32">}; </text:p>
      <text:p text:style-name="P32">var executor = function(fn,name){</text:p>
      <text:p text:style-name="P32"><text:s text:c="2"/>fn(name);</text:p>
      <text:p text:style-name="P32">}</text:p>
      <text:p text:style-name="P33">executor(f,"King");</text:p>
      <text:p text:style-name="P33"><text:line-break/><text:line-break/><text:soft-page-break/>d) <text:span text:style-name="T23">Function as Objects :<text:line-break/>eg. <text:line-break/>var myObj = {</text:span></text:p>
      <text:p text:style-name="P34"><text:s text:c="2"/>"myProp1" : "Hello"</text:p>
      <text:p text:style-name="P34">};</text:p>
      <text:p text:style-name="P34"/>
      <text:p text:style-name="P34">myObj.myMethod = function ()</text:p>
      <text:p text:style-name="P34">{</text:p>
      <text:p text:style-name="P34"><text:s text:c="2"/>console.log("Inside Object Method");</text:p>
      <text:p text:style-name="P34">};</text:p>
      <text:p text:style-name="P34"/>
      <text:p text:style-name="P34">myObj.myMethod(); // Inside Object Method<text:line-break/></text:p>
      <text:p text:style-name="P34"/>
      <text:p text:style-name="P36">e) <text:span text:style-name="T26">Understanding the this keyword</text:span><text:line-break/><text:line-break/>-- Example 1 )<text:line-break/>var person = {</text:p>
      <text:p text:style-name="P34"><text:s text:c="2"/>"firstName" : "King",</text:p>
      <text:p text:style-name="P34"><text:s text:c="2"/>"lastName" : "Marshall",</text:p>
      <text:p text:style-name="P34"><text:s text:c="2"/>"getFullName" : function() {</text:p>
      <text:p text:style-name="P34"><text:s text:c="5"/>return person.firstName + " " + person.lastName;</text:p>
      <text:p text:style-name="P34"><text:s text:c="2"/>}</text:p>
      <text:p text:style-name="P34">};</text:p>
      <text:p text:style-name="P35">console.log(person.getFullName()); // King Marshall<text:line-break/><text:line-break/>There is risk in this code. This code is Fragile. Because if you reassign person variable to other object then getFullName method will give issue . See Example 2<text:line-break/><text:line-break/>-- Example 2 )<text:line-break/><text:span text:style-name="T24">var person = {</text:span></text:p>
      <text:p text:style-name="P37"><text:s text:c="2"/>"firstName" : "King",</text:p>
      <text:p text:style-name="P37"><text:s text:c="2"/>"lastName" : "Marshall",</text:p>
      <text:p text:style-name="P37"><text:s text:c="2"/>"getFullName" : function() {</text:p>
      <text:p text:style-name="P37"><text:s text:c="5"/>return person.firstName + " " + person.lastName;</text:p>
      <text:p text:style-name="P37"><text:s text:c="2"/>}</text:p>
      <text:p text:style-name="P37">};</text:p>
      <text:p text:style-name="P37">console.log(person.getFullName()); // King Marshall</text:p>
      <text:p text:style-name="P37"/>
      <text:p text:style-name="P37">var person2 ;</text:p>
      <text:p text:style-name="P37">person2 = person;</text:p>
      <text:p text:style-name="P37">console.log(person2.getFullName()); // King Marshall</text:p>
      <text:p text:style-name="P37"/>
      <text:p text:style-name="P37">person = 1;</text:p>
      <text:p text:style-name="P37">console.log(person2.getFullName()); // undefined undefined</text:p>
      <text:p text:style-name="P37">//bcz person variable no more pointing function object</text:p>
      <text:p text:style-name="P38">//So we must use "this" keyword . See Example 3<text:line-break/></text:p>
      <text:p text:style-name="P38"/>
      <text:p text:style-name="P38"><text:line-break/></text:p>
      <text:p text:style-name="P38"><text:soft-page-break/>-- Example 3)<text:line-break/>var person = {</text:p>
      <text:p text:style-name="P37"><text:s text:c="2"/>"firstName" : "King",</text:p>
      <text:p text:style-name="P37"><text:s text:c="2"/>"lastName" : "Marshall",</text:p>
      <text:p text:style-name="P37"><text:s text:c="2"/>"getFullName" : function() {</text:p>
      <text:p text:style-name="P37"><text:s text:c="5"/>return this.firstName + " " + this.lastName;</text:p>
      <text:p text:style-name="P37"><text:s text:c="2"/>}</text:p>
      <text:p text:style-name="P37">};</text:p>
      <text:p text:style-name="P37">console.log(person.getFullName()); // King Marshall</text:p>
      <text:p text:style-name="P37"/>
      <text:p text:style-name="P37">var person2 ;</text:p>
      <text:p text:style-name="P37">person2 = person;</text:p>
      <text:p text:style-name="P37">console.log(person2.getFullName()); // King Marshall</text:p>
      <text:p text:style-name="P37"/>
      <text:p text:style-name="P37">person = 1;</text:p>
      <text:p text:style-name="P37">console.log(person2.getFullName()); // King Marshall</text:p>
      <text:p text:style-name="P34"/>
      <text:p text:style-name="P34"/>
      <text:p text:style-name="P39">2<text:span text:style-name="T29">4</text:span>) Some code exercise ::<text:line-break/>------------------------------------------------------------------<text:line-break/>var person = {</text:p>
      <text:p text:style-name="P39"><text:s text:c="2"/>"firstName" : "King",</text:p>
      <text:p text:style-name="P39"><text:s text:c="2"/>"lastName" : "Marshall",</text:p>
      <text:p text:style-name="P39"><text:s text:c="2"/>"getFullName" : function() {</text:p>
      <text:p text:style-name="P39"><text:s text:c="5"/>return this.firstName + " " + this.lastName;</text:p>
      <text:p text:style-name="P39"><text:s text:c="2"/>},</text:p>
      <text:p text:style-name="P39"><text:s text:c="2"/>"address" : {</text:p>
      <text:p text:style-name="P39"><text:s text:c="5"/>"street" : "313",</text:p>
      <text:p text:style-name="P39"><text:s text:c="5"/>"city" : "Detroit",</text:p>
      <text:p text:style-name="P39"><text:s text:c="5"/>"state" : "MI"</text:p>
      <text:p text:style-name="P39"><text:s text:c="2"/>},</text:p>
      <text:p text:style-name="P39"><text:s text:c="2"/>"isFromState" : function(stateArg){</text:p>
      <text:p text:style-name="P39"><text:s text:c="4"/>return (this.address.state === stateArg);</text:p>
      <text:p text:style-name="P39"><text:s text:c="2"/>}</text:p>
      <text:p text:style-name="P39">};</text:p>
      <text:p text:style-name="P39">console.log(person.isFromState("LA")); // false</text:p>
      <text:p text:style-name="P39">console.log(person.isFromState("MI")); // true</text:p>
      <text:p text:style-name="P39">------------------------------------------------------------------</text:p>
      <text:p text:style-name="P39"/>
      <text:p text:style-name="P40">2<text:span text:style-name="T29">5</text:span>) <text:span text:style-name="T25">Default Function Argumants (Implicit Argumants)<text:line-break/> Implicit Argumants :: this,arguments.<text:line-break/><text:line-break/>Arguments :: (Note : The argumants value is not an array.)<text:line-break/>eg. var foo = function(){</text:span></text:p>
      <text:p text:style-name="P41"><text:s text:c="2"/>var i=0 , sum=0 ;</text:p>
      <text:p text:style-name="P41"><text:s text:c="2"/>for(; i &lt;arguments.length ; ++i){</text:p>
      <text:p text:style-name="P41"><text:s text:c="6"/>sum += arguments[i];</text:p>
      <text:p text:style-name="P41"><text:s text:c="2"/>}</text:p>
      <text:p text:style-name="P43"><text:s text:c="2"/>return sum; </text:p>
      <text:p text:style-name="P43">};</text:p>
      <text:p text:style-name="P43">console.log(foo(1,2,3,4,5,6,7,8,9,10)); // 55<text:line-break/><text:line-break/><text:soft-page-break/><text:span text:style-name="T26">26) Some Useful Global Built-In Objects by JavaScript :<text:line-break/>a) Math :<text:line-break/> </text:span><text:a xlink:type="simple" xlink:href="https://developer.mozilla.org/en-US/docs/Web/JavaScript/Reference/Global_Objects/Math" text:style-name="Internet_20_link" text:visited-style-name="Visited_20_Internet_20_Link"><text:span text:style-name="T26">https://developer.mozilla.org/en-US/docs/Web/JavaScript/Reference/Global_Objects/Math</text:span></text:a><text:span text:style-name="T26"> </text:span></text:p>
      <text:p text:style-name="P42"/>
      <text:p text:style-name="P42"><text:span text:style-name="T31">b) Date :<text:line-break/></text:span><text:a xlink:type="simple" xlink:href="https://developer.mozilla.org/en-US/docs/Web/JavaScript/Reference/Global_Objects/Date" text:style-name="Internet_20_link" text:visited-style-name="Visited_20_Internet_20_Link"><text:span text:style-name="T31">https://developer.mozilla.org/en-US/docs/Web/JavaScript/Reference/Global_Objects/Date</text:span></text:a><text:span text:style-name="T31"> <text:line-break/><text:line-break/><text:line-break/>27) Next Steps of Learning JavaScript in-depth :<text:line-break/><text:line-break/><text:tab/>-- Scopes and Closures<text:line-break/><text:tab/>-- Objects and Prototypes<text:line-break/><text:tab/>-- Asynchronous JavaScript – Callbacks and Promises<text:line-break/><text:tab/>-- Client side frameworks<text:line-break/><text:tab/>-- Server side frameworks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1:36:03.837983086</meta:creation-date>
    <dc:date>2017-04-15T20:27:35.688059942</dc:date>
    <meta:editing-duration>PT4H32M54S</meta:editing-duration>
    <meta:editing-cycles>50</meta:editing-cycles>
    <meta:generator>LibreOffice/5.1.6.2$Linux_X86_64 LibreOffice_project/10m0$Build-2</meta:generator>
    <meta:document-statistic meta:table-count="0" meta:image-count="0" meta:object-count="0" meta:page-count="14" meta:paragraph-count="353" meta:word-count="2844" meta:character-count="18243" meta:non-whitespace-character-count="15104"/>
  </office:meta>
</office:document-meta>
</file>